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" svg:font-family="'DejaVu Sans Condensed'"/>
    <style:font-face style:name="roboto condensed" svg:font-family="'roboto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P2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3" style:family="paragraph" style:parent-style-name="List_20_Contents">
      <style:paragraph-properties fo:margin-left="0cm" fo:margin-right="0cm" fo:orphans="2" fo:widows="2" fo:text-indent="0cm" style:auto-text-indent="false"/>
    </style:style>
    <style:style style:name="P4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T1" style:family="text"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roboto condensed" fo:font-size="10.5pt" fo:letter-spacing="normal" fo:font-style="normal" style:text-underline-style="solid" style:text-underline-width="auto" style:text-underline-color="font-color" fo:font-weight="normal" fo:background-color="transparent"/>
    </style:style>
    <style:style style:name="T3" style:family="text">
      <style:text-properties style:font-name="Times New Roman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gallica.bnf.fr/ark:/12148/bpt6k9362720/f126.item" text:style-name="Internet_20_link" text:visited-style-name="Visited_20_Internet_20_Link">https://gallica.bnf.fr/ark:/12148/bpt6k9362720/f126.item</text:a> </text:p>
      <text:p text:style-name="P4">Titre :  </text:p>
      <text:p text:style-name="P1">Les Géorgiques : essais de traductions lyriques / Virgile ; traduites par Fs Fournier</text:p>
      <text:p text:style-name="P4">Auteur :  </text:p>
      <text:p text:style-name="P1">Virgile (0070-0019 av. J.-C.). Auteur du texte</text:p>
      <text:p text:style-name="P4">Éditeur :  </text:p>
      <text:p text:style-name="P1">(Montpellier)</text:p>
      <text:p text:style-name="P4">Date d'édition :  </text:p>
      <text:p text:style-name="P1">1876</text:p>
      <text:p text:style-name="P4">Contributeur :  </text:p>
      <text:p text:style-name="P1">Fournier, François (02). Traducteur</text:p>
      <text:p text:style-name="P4">Type :  </text:p>
      <text:p text:style-name="P1">monographie imprimée</text:p>
      <text:p text:style-name="P4">Langue :  </text:p>
      <text:p text:style-name="P1">français</text:p>
      <text:p text:style-name="P4">Format :  </text:p>
      <text:p text:style-name="P1"><text:bookmark text:name="descriptionCollapseChild"/>1 vol. (131 p.) ; in-16<draw:frame draw:style-name="fr1" draw:name="descriptionCollapseChild2" text:anchor-type="char" svg:width="0.041cm" draw:z-index="0"><draw:text-box fo:min-height="0.041cm"><text:p text:style-name="Text_20_body"/></draw:text-box></draw:frame></text:p>
      <text:p text:style-name="P4">Format :  </text:p>
      <text:p text:style-name="P1"><text:bookmark text:name="descriptionCollapseChild1"/>Nombre total de vues : 142<draw:frame draw:style-name="fr1" draw:name="descriptionCollapseChild2" text:anchor-type="char" svg:width="0.041cm" draw:z-index="1"><draw:text-box fo:min-height="0.041cm"><text:p text:style-name="Text_20_body"/></draw:text-box></draw:frame></text:p>
      <text:p text:style-name="P4">Description :  </text:p>
      <text:p text:style-name="P1"><text:bookmark text:name="descriptionCollapseChild2"/>[Géorgiques (français). 1876]<draw:frame draw:style-name="fr1" draw:name="descriptionCollapseChild2" text:anchor-type="char" svg:width="0.041cm" draw:z-index="2"><draw:text-box fo:min-height="0.041cm"><text:p text:style-name="Text_20_body"/></draw:text-box></draw:frame></text:p>
      <text:p text:style-name="P4">Description :  </text:p>
      <text:p text:style-name="P1"><text:bookmark text:name="descriptionCollapseChild3"/>Avec mode texte<draw:frame draw:style-name="fr1" draw:name="descriptionCollapseChild2" text:anchor-type="char" svg:width="0.041cm" draw:z-index="3"><draw:text-box fo:min-height="0.041cm"><text:p text:style-name="Text_20_body"/></draw:text-box></draw:frame></text:p>
      <text:p text:style-name="P4">Droits :  </text:p>
      <text:p text:style-name="P1">domaine public</text:p>
      <text:p text:style-name="P4">Identifiant :  </text:p>
      <text:p text:style-name="P3"><text:a xlink:type="simple" xlink:href="https://gallica.bnf.fr/ark:/12148/bpt6k9362720" office:target-frame-name="_blank" xlink:show="new" text:style-name="Internet_20_link" text:visited-style-name="Visited_20_Internet_20_Link"><text:span text:style-name="T2">ark:/12148/bpt6k9362720</text:span></text:a></text:p>
      <text:p text:style-name="P4">Source :  </text:p>
      <text:p text:style-name="P3"><text:span text:style-name="T1">Bibliothèque nationale de France, département Littérature et art, YC-13109</text:span> </text:p>
      <text:p text:style-name="P3"/>
      <text:h text:style-name="Heading_20_1" text:outline-level="1">Géorgiques, Chant IV</text:h>
      <text:p text:style-name="_3c_l_3e_"><text:span text:style-name="_3c_pb_3e_">[122]</text:span>« Un Dieu… oui, c’est un Dieu qui poursuit sa vengeance !</text:p>
      <text:p text:style-name="_3c_l_3e_">Un Dieu justement irrité,</text:p>
      <text:p text:style-name="_3c_l_3e_">Car ta peine n’est rien comparée à l’offense,</text:p>
      <text:p text:style-name="_3c_l_3e_">Et si le sort l’eût écouté,</text:p>
      <text:p text:style-name="_3c_l_3e_">Orphée aurait sur toi d’une épouse adorée</text:p>
      <text:p text:style-name="_3c_l_3e_">Puni la mort prématurée</text:p>
      <text:p text:style-name="_3c_l_3e_">D’un châtiment trop mérité !</text:p>
      <text:p text:style-name="_3c_l_3e_"/>
      <text:p text:style-name="_3c_l_3e_"><text:span text:style-name="_3c_pb_3e_">[123]</text:span>Un jour, pour échapper à ta poursuite impie,</text:p>
      <text:p text:style-name="_3c_l_3e_">Courant elle-même au trépas,</text:p>
      <text:p text:style-name="_3c_l_3e_">En cherchant un asile auprès d’une onde amie,</text:p>
      <text:p text:style-name="_3c_l_3e_">Son Eurydice ne vit pas</text:p>
      <text:p text:style-name="_3c_l_3e_">Un horrible serpent dont le dard homicide</text:p>
      <text:p text:style-name="_3c_l_3e_">Dans une herbe épaisse et perfide</text:p>
      <text:p text:style-name="_3c_l_3e_">Agitait la mort sous ses pas.</text:p>
      <text:p text:style-name="_3c_l_3e_"/>
      <text:p text:style-name="_3c_l_3e_"><text:soft-page-break/>Et la mort la ravit !… Ses fidèles compagnes,</text:p>
      <text:p text:style-name="_3c_l_3e_">Les Dryades ses jeunes sœurs,</text:p>
      <text:p text:style-name="_3c_l_3e_">De leur cri douloureux jusqu’au haut des montagnes</text:p>
      <text:p text:style-name="_3c_l_3e_">Portèrent les sombres clameurs ;</text:p>
      <text:p text:style-name="_3c_l_3e_">Gêtes, Thraces guerriers, Rhodope, Orythie, Hèbre</text:p>
      <text:p text:style-name="_3c_l_3e_">Et Pangée, à ce cri funèbre</text:p>
      <text:p text:style-name="_3c_l_3e_">Mêlèrent eux-mêmes leurs pleurs.</text:p>
      <text:p text:style-name="_3c_l_3e_"/>
      <text:p text:style-name="_3c_l_3e_">Et lui, pour consoler sa douleur obstinée,</text:p>
      <text:p text:style-name="_3c_l_3e_">Aux doux sons de sa lyre d’or,</text:p>
      <text:p text:style-name="_3c_l_3e_">Célébrait de son cœur l’amante infortunée,</text:p>
      <text:p text:style-name="_3c_l_3e_">Son Eurydice, son trésor !</text:p>
      <text:p text:style-name="_3c_l_3e_">Oui ! c’est toi que sans fin, sur un affreux rivage,</text:p>
      <text:p text:style-name="_3c_l_3e_">Seul, et déplorant son veuvage,</text:p>
      <text:p text:style-name="_3c_l_3e_">Il chantait jour et nuit encor !</text:p>
      <text:p text:style-name="_3c_l_3e_"/>
      <text:p text:style-name="_3c_l_3e_">Sous le Ténare même, affrontant des ténèbres</text:p>
      <text:p text:style-name="_3c_l_3e_">Affreuses et sans lendemain,</text:p>
      <text:p text:style-name="_3c_l_3e_">Du séjour de Pluton, parmi des bois funèbres,</text:p>
      <text:p text:style-name="_3c_l_3e_">Il osa franchir les chemins ;</text:p>
      <text:p text:style-name="_3c_l_3e_">Des mânes il parut devant le roi terrible</text:p>
      <text:p text:style-name="_3c_l_3e_">Et vit l’assemblée impassible</text:p>
      <text:p text:style-name="_3c_l_3e_">Des dieux sourds aux vœux des humains.</text:p>
      <text:p text:style-name="_3c_l_3e_"/>
      <text:p text:style-name="_3c_l_3e_">Des antres de l’Érèbe à ses chants accourues,</text:p>
      <text:p text:style-name="_3c_l_3e_">Les ombres légères allaient.</text:p>
      <text:p text:style-name="_3c_l_3e_">Les fantômes sans yeux, à ses plaintes émues,</text:p>
      <text:p text:style-name="_3c_l_3e_">En silence se rassemblaient,</text:p>
      <text:p text:style-name="_3c_l_3e_">Et, tels que les oiseaux, que le soir ou l’orage</text:p>
      <text:p text:style-name="_3c_l_3e_">Sans nombre entraînent au bocage,</text:p>
      <text:p text:style-name="_3c_l_3e_">Autour de lui s’accumulaient.</text:p>
      <text:p text:style-name="_3c_l_3e_"/>
      <text:p text:style-name="_3c_l_3e_">C’étaient des jeunes gens et des guerriers sublimes,</text:p>
      <text:p text:style-name="_3c_l_3e_">C’étaient les corps inanimés</text:p>
      <text:p text:style-name="_3c_l_3e_"><text:span text:style-name="_3c_pb_3e_">[124]</text:span>Des vierges, des enfants, des mères magnanimes</text:p>
      <text:p text:style-name="_3c_l_3e_">Ravis à des parents aimés.</text:p>
      <text:p text:style-name="_3c_l_3e_">Ces pâles habitants du noir et lent Cocyte</text:p>
      <text:p text:style-name="_3c_l_3e_"><text:soft-page-break/>Erraient sur la rive maudite,</text:p>
      <text:p text:style-name="_3c_l_3e_">Neuf fois par le Styx enfermés !</text:p>
      <text:p text:style-name="_3c_l_3e_"/>
      <text:p text:style-name="_3c_l_3e_">Du Tartare troublé jusqu’aux flancs homicides</text:p>
      <text:p text:style-name="_3c_l_3e_">En tressaillirent ! Les trois sœurs,</text:p>
      <text:p text:style-name="_3c_l_3e_">Cessant de hérisser leurs couleuvres livides,</text:p>
      <text:p text:style-name="_3c_l_3e_">Interrompirent leurs fureurs.</text:p>
      <text:p text:style-name="_3c_l_3e_">Cerbère, aux triples voix, se tut, gueule béante ;</text:p>
      <text:p text:style-name="_3c_l_3e_">Sur sa roue, un instant clémente,</text:p>
      <text:p text:style-name="_3c_l_3e_">Ixion suspendit ses pleurs.</text:p>
      <text:p text:style-name="_3c_l_3e_"/>
      <text:p text:style-name="_3c_l_3e_">Vainqueur, et du séjour de Proserpine émue,</text:p>
      <text:p text:style-name="_3c_l_3e_">Orphée, heureux de s’éloigner,</text:p>
      <text:p text:style-name="_3c_l_3e_">Précédant Eurydice à son amour rendue,</text:p>
      <text:p text:style-name="_3c_l_3e_">Sans la voir, allait l’emmener</text:p>
      <text:p text:style-name="_3c_l_3e_">(C’était l’ordre des dieux)… Quand, soudaine démence !</text:p>
      <text:p text:style-name="_3c_l_3e_">Certes, bien digne d’indulgence,</text:p>
      <text:p text:style-name="_3c_l_3e_">Si l’enfer savait pardonner !</text:p>
      <text:p text:style-name="_3c_l_3e_"/>
      <text:p text:style-name="_3c_l_3e_">Il s’arrête… et déjà près de voir la lumière,</text:p>
      <text:p text:style-name="_3c_l_3e_">Oubliant, vaincu par l’amour,</text:p>
      <text:p text:style-name="_3c_l_3e_">Il regarde Eurydice… ô bonheur éphémère !</text:p>
      <text:p text:style-name="_3c_l_3e_">Le pacte est rompu sans retour ;</text:p>
      <text:p text:style-name="_3c_l_3e_">Tout est perdu !… Averne a ressaisi sa proie</text:p>
      <text:p text:style-name="_3c_l_3e_">Et, trois fois, un long cri de joie</text:p>
      <text:p text:style-name="_3c_l_3e_">Retentit dans ce noir séjour !</text:p>
      <text:p text:style-name="_3c_l_3e_"/>
      <text:p text:style-name="_3c_l_3e_">Dieux ! s’écrie Eurydice, Orphée ! humbles victimes !</text:p>
      <text:p text:style-name="_3c_l_3e_">Quel courroux nous perd tous les deux ?</text:p>
      <text:p text:style-name="_3c_l_3e_">Voilà que le destin me ramène aux abîmes…</text:p>
      <text:p text:style-name="_3c_l_3e_">Un lourd sommeil ferme mes yeux.</text:p>
      <text:p text:style-name="_3c_l_3e_">Adieu ! la nuit s’étend sur ma paupière éteinte,</text:p>
      <text:p text:style-name="_3c_l_3e_">Ma main cherche en vain ton étreinte,</text:p>
      <text:p text:style-name="_3c_l_3e_">Ma main arrachée à tes vœux !</text:p>
      <text:p text:style-name="_3c_l_3e_"/>
      <text:p text:style-name="_3c_l_3e_">Elle dit, et soudain à ses yeux s’évapore</text:p>
      <text:p text:style-name="_3c_l_3e_">Comme une flamme des marais…</text:p>
      <text:p text:style-name="_3c_l_3e_"><text:soft-page-break/><text:span text:style-name="_3c_pb_3e_">[125]</text:span>Dans l’ombre, Orphée en vain et la cherche et l’implore ;</text:p>
      <text:p text:style-name="_3c_l_3e_">Elle ne le revit jamais !</text:p>
      <text:p text:style-name="_3c_l_3e_">Caron ne permit pas que sa barque fatale,</text:p>
      <text:p text:style-name="_3c_l_3e_">Au delà de l’onde infernale,</text:p>
      <text:p text:style-name="_3c_l_3e_">Portât son amant désormais.</text:p>
      <text:p text:style-name="_3c_l_3e_"/>
      <text:p text:style-name="_3c_l_3e_">Par deux fois séparé d’une épouse si chère,</text:p>
      <text:p text:style-name="_3c_l_3e_">Que faire ? où porter ses malheurs ?</text:p>
      <text:p text:style-name="_3c_l_3e_">À quels dieux s’adresser du fond de sa misère ?</text:p>
      <text:p text:style-name="_3c_l_3e_">Quels mânes fléchir par ses pleurs ?</text:p>
      <text:p text:style-name="_3c_l_3e_">Déjà, du Styx glacé le nocher inflexible</text:p>
      <text:p text:style-name="_3c_l_3e_">Emportait une ombre insensible</text:p>
      <text:p text:style-name="_3c_l_3e_"><text:span text:style-name="T3">À</text:span> tous les cris de ses douleurs…</text:p>
      <text:p text:style-name="_3c_l_3e_"/>
      <text:p text:style-name="_3c_l_3e_">Pendant sept mois entiers, Orphée inconsolable,</text:p>
      <text:p text:style-name="_3c_l_3e_">Sur les bords déserts du Strymon,</text:p>
      <text:p text:style-name="_3c_l_3e_">Sans trêve déplora sa perte lamentable</text:p>
      <text:p text:style-name="_3c_l_3e_">Sous l’immense roche d’un mont.</text:p>
      <text:p text:style-name="_3c_l_3e_">Les tigres adoucis et les chênes eux-mêmes,</text:p>
      <text:p text:style-name="_3c_l_3e_">Émus de ses plaintes suprêmes,</text:p>
      <text:p text:style-name="_3c_l_3e_">Sur ses pas accouraient, dit-on.</text:p>
      <text:p text:style-name="_3c_l_3e_"/>
      <text:p text:style-name="_3c_l_3e_">Telle, d’un peuplier, Philomèle déplore</text:p>
      <text:p text:style-name="_3c_l_3e_">La perte de ses chers petits,</text:p>
      <text:p text:style-name="_3c_l_3e_">Qu’un pâtre, en son absence, et sans duvet encore,</text:p>
      <text:p text:style-name="_3c_l_3e_">Le cruel ! ravit à leurs nids.</text:p>
      <text:p text:style-name="_3c_l_3e_">La nuit, sur son rameau, sans fin, la pauvre mère</text:p>
      <text:p text:style-name="_3c_l_3e_">Envoie au loin sa plainte amère,</text:p>
      <text:p text:style-name="_3c_l_3e_">Et l’écho gémit de ses cris.</text:p>
      <text:p text:style-name="_3c_l_3e_"/>
      <text:p text:style-name="_3c_l_3e_">Nul amour, nul hymen, du malheureux Orphée</text:p>
      <text:p text:style-name="_3c_l_3e_">Jamais ne touchèrent le cœur.</text:p>
      <text:p text:style-name="_3c_l_3e_">Seul, près du Tanaïs et du neigeux Riphée,</text:p>
      <text:p text:style-name="_3c_l_3e_">Affrontant Borée en fureur,</text:p>
      <text:p text:style-name="_3c_l_3e_">Il errait au désert de sa douleur complice,</text:p>
      <text:p text:style-name="_3c_l_3e_">Et là, pleurant son Eurydice,</text:p>
      <text:p text:style-name="_3c_l_3e_">Des dieux accusait la rigueur.</text:p>
      <text:p text:style-name="_3c_l_3e_"><text:soft-page-break/></text:p>
      <text:p text:style-name="_3c_l_3e_">Prenant pour du mépris ces tendresses fatales,</text:p>
      <text:p text:style-name="_3c_l_3e_">Et s’irritant d’un tel amour,</text:p>
      <text:p text:style-name="_3c_l_3e_">Les femmes de la Thrace, au temps des Bacchanales,</text:p>
      <text:p text:style-name="_3c_l_3e_">Étendant la nuit, en ce séjour,</text:p>
      <text:p text:style-name="_3c_l_3e_"><text:span text:style-name="_3c_pb_3e_">[126]</text:span>Au jeune et bel Orphée arrachèrent la vie,</text:p>
      <text:p text:style-name="_3c_l_3e_">Et de ses lambeaux, en furie,</text:p>
      <text:p text:style-name="_3c_l_3e_">Semèrent les champs d’alentour ;</text:p>
      <text:p text:style-name="_3c_l_3e_"/>
      <text:p text:style-name="_3c_l_3e_">Et sa tête roula dans les gouffres de l’Hèbre.</text:p>
      <text:p text:style-name="_3c_l_3e_">Mais comme insensible au trépas,</text:p>
      <text:p text:style-name="_3c_l_3e_">De son âme expirante interprète funèbre,</text:p>
      <text:p text:style-name="_3c_l_3e_">Sa langue, déjà froide, hélas !</text:p>
      <text:p text:style-name="_3c_l_3e_">Murmurait sur les flots : Eurydice ! Eurydice !</text:p>
      <text:p text:style-name="_3c_l_3e_">Et l’écho, témoin du supplice,</text:p>
      <text:p text:style-name="_3c_l_3e_">Répétait ce nom plein d’appas !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" svg:font-family="'DejaVu Sans Condensed'"/>
    <style:font-face style:name="roboto condensed" svg:font-family="'roboto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style:paragraph-properties fo:margin-left="0cm" fo:margin-right="0cm" fo:text-indent="-3.669cm" style:auto-text-indent="false" style:page-number="auto" fo:background-color="#ffffff">
        <style:background-image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size="12pt" fo:letter-spacing="normal" fo:language="fr" fo:country="FR" style:font-name-asian="DejaVu Sans Condensed" style:font-size-asian="12pt" style:language-asian="fr" style:country-asian="FR" style:font-name-complex="DejaVu Sans Condensed" style:font-size-complex="12pt" style:language-complex="fr" style:country-complex="FR" style:text-scale="100%"/>
    </style:style>
    <style:style style:name="CharStyle4" style:family="text" style:parent-style-name="DefaultFontStyle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2:23:45.39</meta:creation-date>
    <dc:date>2019-10-21T14:57:51.35</dc:date>
    <dc:creator>Karolina Suchecka</dc:creator>
    <meta:editing-duration>PT10H58M29S</meta:editing-duration>
    <meta:editing-cycles>9</meta:editing-cycles>
    <meta:generator>OpenOffice/4.1.6$Win32 OpenOffice.org_project/416m1$Build-9790</meta:generator>
    <meta:document-statistic meta:table-count="0" meta:image-count="0" meta:object-count="0" meta:page-count="5" meta:paragraph-count="156" meta:word-count="910" meta:character-count="5296"/>
  </office:meta>
</office:document-meta>
</file>